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4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15" style:family="paragraph" style:parent-style-name="Text_20_body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Heading">
      <style:text-properties fo:font-weight="bold" style:font-weight-asian="bold" style:font-weight-complex="bold"/>
    </style:style>
    <style:style style:name="P20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5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7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paragraph-rsid="00145a1c" style:font-name-asian="Arial" style:font-size-asian="12pt" style:font-style-asian="normal" style:font-name-complex="Arial" style:font-size-complex="12pt" style:font-style-complex="normal"/>
    </style:style>
    <style:style style:name="P28" style:family="paragraph" style:parent-style-name="normal" style:list-style-name="WW8Num16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29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0" style:family="paragraph" style:parent-style-name="normal" style:list-style-name="WW8Num12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1" style:family="paragraph" style:parent-style-name="normal" style:list-style-name="WW8Num1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2" style:family="paragraph" style:parent-style-name="normal" style:list-style-name="WW8Num1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3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4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5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6" style:family="paragraph" style:parent-style-name="normal" style:list-style-name="WW8Num26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7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8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9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40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41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42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43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44" style:family="paragraph" style:parent-style-name="normal" style:list-style-name="L3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45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4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47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48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4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50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5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53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5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5" style:family="paragraph" style:parent-style-name="normal" style:list-style-name="L3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8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5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60" style:family="paragraph" style:parent-style-name="normal">
      <style:paragraph-properties fo:line-height="150%" fo:text-align="justify" style:justify-single-word="false"/>
      <style:text-properties officeooo:paragraph-rsid="0015d025"/>
    </style:style>
    <style:style style:name="P61" style:family="paragraph" style:parent-style-name="normal" style:list-style-name="L4">
      <style:paragraph-properties fo:line-height="150%" fo:text-align="justify" style:justify-single-word="false"/>
      <style:text-properties officeooo:paragraph-rsid="0015d025"/>
    </style:style>
    <style:style style:name="P62" style:family="paragraph" style:parent-style-name="normal">
      <style:paragraph-properties fo:line-height="150%" fo:text-align="justify" style:justify-single-word="false"/>
      <style:text-properties officeooo:rsid="0015d025" officeooo:paragraph-rsid="0015d025"/>
    </style:style>
    <style:style style:name="P63" style:family="paragraph" style:parent-style-name="normal" style:list-style-name="L5">
      <style:paragraph-properties fo:line-height="150%" fo:text-align="justify" style:justify-single-word="false"/>
      <style:text-properties officeooo:rsid="0015d025" officeooo:paragraph-rsid="0015d025"/>
    </style:style>
    <style:style style:name="P64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65" style:family="paragraph" style:parent-style-name="Text_20_body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66" style:family="paragraph" style:parent-style-name="Text_20_body" style:list-style-name="L2">
      <style:paragraph-properties fo:text-align="start" style:justify-single-word="false"/>
      <style:text-properties fo:font-style="normal" style:font-style-asian="normal" style:font-style-complex="normal"/>
    </style:style>
    <style:style style:name="P67" style:family="paragraph" style:parent-style-name="Text_20_body" style:list-style-name="L2">
      <style:paragraph-properties fo:text-align="start" style:justify-single-word="false"/>
      <style:text-properties fo:font-style="normal" officeooo:paragraph-rsid="0013cd85" style:font-style-asian="normal" style:font-style-complex="normal"/>
    </style:style>
    <style:style style:name="P68" style:family="paragraph" style:parent-style-name="Text_20_body">
      <style:paragraph-properties fo:text-align="start" style:justify-single-word="false"/>
      <style:text-properties fo:font-style="normal" officeooo:paragraph-rsid="000f1b2b" style:font-style-asian="normal" style:font-style-complex="normal"/>
    </style:style>
    <style:style style:name="P69" style:family="paragraph" style:parent-style-name="Text_20_body">
      <style:paragraph-properties fo:text-align="start" style:justify-single-word="false"/>
      <style:text-properties fo:font-style="normal" officeooo:paragraph-rsid="0010ff1d" style:font-style-asian="normal" style:font-style-complex="normal"/>
    </style:style>
    <style:style style:name="P70" style:family="paragraph" style:parent-style-name="Text_20_body">
      <style:paragraph-properties fo:text-align="start" style:justify-single-word="false"/>
      <style:text-properties fo:font-style="normal" officeooo:paragraph-rsid="00129624" style:font-style-asian="normal" style:font-style-complex="normal"/>
    </style:style>
    <style:style style:name="P71" style:family="paragraph" style:parent-style-name="Text_20_body">
      <style:paragraph-properties fo:text-align="start" style:justify-single-word="false"/>
      <style:text-properties fo:font-style="normal" officeooo:paragraph-rsid="0013cd85" style:font-style-asian="normal" style:font-style-complex="normal"/>
    </style:style>
    <style:style style:name="P72" style:family="paragraph" style:parent-style-name="Text_20_body">
      <style:paragraph-properties fo:text-align="start" style:justify-single-word="false"/>
      <style:text-properties fo:font-style="normal" officeooo:rsid="00103be0" officeooo:paragraph-rsid="00103be0" style:font-style-asian="normal" style:font-style-complex="normal"/>
    </style:style>
    <style:style style:name="P73" style:family="paragraph" style:parent-style-name="Text_20_body">
      <style:paragraph-properties fo:text-align="start" style:justify-single-word="false"/>
      <style:text-properties fo:font-style="normal" officeooo:rsid="00129624" officeooo:paragraph-rsid="00129624" style:font-style-asian="normal" style:font-style-complex="normal"/>
    </style:style>
    <style:style style:name="P74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75" style:family="paragraph" style:parent-style-name="Text_20_body" style:list-style-name="L1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76" style:family="paragraph" style:parent-style-name="Text_20_body" style:list-style-name="L2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77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78" style:family="paragraph" style:parent-style-name="Text_20_body">
      <style:paragraph-properties fo:text-align="start" style:justify-single-word="false"/>
    </style:style>
    <style:style style:name="P79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80" style:family="paragraph" style:parent-style-name="Heading_20_2">
      <style:text-properties fo:font-style="normal" style:font-style-asian="normal" style:font-style-complex="normal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83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86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5" style:family="text">
      <style:text-properties fo:font-style="normal" style:font-name-asian="Arial" style:font-style-asian="normal" style:font-name-complex="Arial" style:font-style-complex="normal"/>
    </style:style>
    <style:style style:name="T6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7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cd85" style:font-weight-asian="normal" style:font-weight-complex="normal"/>
    </style:style>
    <style:style style:name="T11" style:family="text">
      <style:text-properties fo:font-weight="normal" officeooo:rsid="0015d025" style:font-weight-asian="normal" style:font-weight-complex="normal"/>
    </style:style>
    <style:style style:name="T12" style:family="text">
      <style:text-properties style:font-name="Open Sans Light" fo:font-weight="normal" style:font-weight-asian="normal" style:font-weight-complex="normal"/>
    </style:style>
    <style:style style:name="T13" style:family="text">
      <style:text-properties style:font-name="PT Serif2"/>
    </style:style>
    <style:style style:name="T14" style:family="text">
      <style:text-properties style:font-name="PT Serif2" fo:font-style="italic" style:font-style-asian="italic" style:font-style-complex="italic"/>
    </style:style>
    <style:style style:name="T15" style:family="text"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T16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f1b2b"/>
    </style:style>
    <style:style style:name="T19" style:family="text">
      <style:text-properties officeooo:rsid="00103be0"/>
    </style:style>
    <style:style style:name="T20" style:family="text">
      <style:text-properties officeooo:rsid="0010ff1d"/>
    </style:style>
    <style:style style:name="T21" style:family="text">
      <style:text-properties officeooo:rsid="00129624"/>
    </style:style>
    <style:style style:name="T22" style:family="text">
      <style:text-properties officeooo:rsid="0013cd85"/>
    </style:style>
    <style:style style:name="T23" style:family="text">
      <style:text-properties officeooo:rsid="00145a1c"/>
    </style:style>
    <style:style style:name="T24" style:family="text">
      <style:text-properties officeooo:rsid="0015d02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12">Sustav za arhivu i <text:line-break/>reprodukciju tonskih zapisa</text:span><text:span text:style-name="T9"> </text:span></text:p>
      <text:p text:style-name="P5">Dokumentacija, revizija 1.0</text:p>
      <text:p text:style-name="P4"/>
      <text:p text:style-name="P4"/>
      <text:p text:style-name="P6"><text:span text:style-name="T13"><text:line-break/><text:line-break/><text:line-break/><text:line-break/>Grupa: </text:span><text:span text:style-name="T14">BananaBlade<text:line-break/></text:span><text:span text:style-name="T13">Voditelj: </text:span><text:span text:style-name="T14">Zvonimir Jurelinac<text:line-break/><text:line-break/></text:span><text:span text:style-name="T13">Datum predaje: </text:span><text:span text:style-name="T14">dd. Mjesec yyyy.<text:line-break/><text:line-break/></text:span><text:span text:style-name="T13">Nastavnik: </text:span><text:span text:style-name="T14">&lt;nastavnik&gt;</text:span></text:p>
      <text:table-of-content text:style-name="Sect1" text:name="Table of Contents1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Sadržaj</text:p>
          </text:index-title>
          <text:p text:style-name="P22"><text:a xlink:type="simple" xlink:href="#__RefHeading___Toc196_1769527897" text:style-name="Index_20_Link" text:visited-style-name="Index_20_Link">1. Dnevnik promjene dokumentacije<text:tab/>4</text:a></text:p>
          <text:p text:style-name="P22"><text:a xlink:type="simple" xlink:href="#__RefHeading___Toc198_1769527897" text:style-name="Index_20_Link" text:visited-style-name="Index_20_Link">2. Opis projektnog zadatka<text:tab/>5</text:a></text:p>
          <text:p text:style-name="P22"><text:a xlink:type="simple" xlink:href="#__RefHeading___Toc200_1769527897" text:style-name="Index_20_Link" text:visited-style-name="Index_20_Link">3. Rječnik pojmova<text:tab/>8</text:a></text:p>
          <text:p text:style-name="P22"><text:a xlink:type="simple" xlink:href="#__RefHeading___Toc202_1769527897" text:style-name="Index_20_Link" text:visited-style-name="Index_20_Link">4. Funkcionalni zahtjevi<text:tab/>9</text:a></text:p>
          <text:p text:style-name="P22"><text:a xlink:type="simple" xlink:href="#__RefHeading___Toc204_1769527897" text:style-name="Index_20_Link" text:visited-style-name="Index_20_Link">5. Ostali zahtjevi<text:tab/>17</text:a></text:p>
          <text:p text:style-name="P22"><text:a xlink:type="simple" xlink:href="#__RefHeading___Toc206_1769527897" text:style-name="Index_20_Link" text:visited-style-name="Index_20_Link">6. Arhitektura i dizajn sustava<text:tab/>18</text:a></text:p>
          <text:p text:style-name="P23"><text:a xlink:type="simple" xlink:href="#__RefHeading___Toc443_1769527897" text:style-name="Index_20_Link" text:visited-style-name="Index_20_Link">6.1. Svrha, opći prioriteti i skica sustava<text:tab/>18</text:a></text:p>
          <text:p text:style-name="P23"><text:a xlink:type="simple" xlink:href="#__RefHeading___Toc445_1769527897" text:style-name="Index_20_Link" text:visited-style-name="Index_20_Link">6.2. Dijagram razreda s opisom<text:tab/>18</text:a></text:p>
          <text:p text:style-name="P23"><text:a xlink:type="simple" xlink:href="#__RefHeading___Toc447_1769527897" text:style-name="Index_20_Link" text:visited-style-name="Index_20_Link">6.3. Dijagram objekata<text:tab/>18</text:a></text:p>
          <text:p text:style-name="P23"><text:a xlink:type="simple" xlink:href="#__RefHeading___Toc449_1769527897" text:style-name="Index_20_Link" text:visited-style-name="Index_20_Link">6.4. Ostali UML dijagrami<text:tab/>18</text:a></text:p>
          <text:p text:style-name="P22"><text:a xlink:type="simple" xlink:href="#__RefHeading___Toc208_1769527897" text:style-name="Index_20_Link" text:visited-style-name="Index_20_Link">7. Implementacija i korisničko sučelje<text:tab/>19</text:a></text:p>
          <text:p text:style-name="P23"><text:a xlink:type="simple" xlink:href="#__RefHeading___Toc451_1769527897" text:style-name="Index_20_Link" text:visited-style-name="Index_20_Link">7.1. Dijagram razmještaja<text:tab/>19</text:a></text:p>
          <text:p text:style-name="P23"><text:a xlink:type="simple" xlink:href="#__RefHeading___Toc453_1769527897" text:style-name="Index_20_Link" text:visited-style-name="Index_20_Link">7.2. Korištene tehnologije i alati<text:tab/>19</text:a></text:p>
          <text:p text:style-name="P23"><text:a xlink:type="simple" xlink:href="#__RefHeading___Toc455_1769527897" text:style-name="Index_20_Link" text:visited-style-name="Index_20_Link">7.3. Isječak programskog koda vezan za temeljnu funkcionalnost sustava<text:tab/>19</text:a></text:p>
          <text:p text:style-name="P23"><text:a xlink:type="simple" xlink:href="#__RefHeading___Toc457_1769527897" text:style-name="Index_20_Link" text:visited-style-name="Index_20_Link">7.4. Ispitivanje programskog rješenja<text:tab/>19</text:a></text:p>
          <text:p text:style-name="P23"><text:a xlink:type="simple" xlink:href="#__RefHeading___Toc459_1769527897" text:style-name="Index_20_Link" text:visited-style-name="Index_20_Link">7.5. Upute za instalaciju<text:tab/>19</text:a></text:p>
          <text:p text:style-name="P23"><text:a xlink:type="simple" xlink:href="#__RefHeading___Toc461_1769527897" text:style-name="Index_20_Link" text:visited-style-name="Index_20_Link">7.6. Korisničke upute<text:tab/>19</text:a></text:p>
          <text:p text:style-name="P22"><text:a xlink:type="simple" xlink:href="#__RefHeading___Toc210_1769527897" text:style-name="Index_20_Link" text:visited-style-name="Index_20_Link">8. Zaključak i budući rad<text:tab/>20</text:a></text:p>
          <text:p text:style-name="P22"><text:a xlink:type="simple" xlink:href="#__RefHeading___Toc421_1769527897" text:style-name="Index_20_Link" text:visited-style-name="Index_20_Link">9. Popis literature<text:tab/>21</text:a></text:p>
          <text:p text:style-name="P22"><text:a xlink:type="simple" xlink:href="#__RefHeading___Toc423_1769527897" text:style-name="Index_20_Link" text:visited-style-name="Index_20_Link">Dodatak A: Indeks (slika, dijagrama, <text:line-break/>tablica, ispisa koda)<text:tab/>22</text:a></text:p>
          <text:p text:style-name="P22"><text:a xlink:type="simple" xlink:href="#__RefHeading___Toc425_1769527897" text:style-name="Index_20_Link" text:visited-style-name="Index_20_Link">Dodatak B: Dnevnik sastajanja<text:tab/>23</text:a></text:p>
          <text:p text:style-name="P22"><text:a xlink:type="simple" xlink:href="#__RefHeading___Toc427_1769527897" text:style-name="Index_20_Link" text:visited-style-name="Index_20_Link">Dodatak C: Prikaz aktivnosti grupe<text:tab/>24</text:a></text:p>
          <text:p text:style-name="P22"><text:a xlink:type="simple" xlink:href="#__RefHeading___Toc429_1769527897" text:style-name="Index_20_Link" text:visited-style-name="Index_20_Link">Dodatak D: Plan rada / <text:line-break/>Pregled rada i stanje ostvarenja<text:tab/>25</text:a></text:p>
        </text:index-body>
      </text:table-of-content>
      <text:h text:style-name="P83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18">0.1</text:p>
          </table:table-cell>
          <table:table-cell table:style-name="Table1.B10" office:value-type="string">
            <text:p text:style-name="P17">Stvoren predložak za dokumentaciju</text:p>
          </table:table-cell>
          <table:table-cell table:style-name="Table1.C10" office:value-type="string">
            <text:p text:style-name="P17">Jurelinac</text:p>
          </table:table-cell>
          <table:table-cell table:style-name="Table1.D2" office:value-type="string">
            <text:p text:style-name="P17">25. 10. <text:span text:style-name="T21">20</text:span>15</text:p>
          </table:table-cell>
        </table:table-row>
        <table:table-row>
          <table:table-cell table:style-name="Table1.A10" office:value-type="string">
            <text:p text:style-name="P18">0.1.1</text:p>
          </table:table-cell>
          <table:table-cell table:style-name="Table1.B10" office:value-type="string">
            <text:p text:style-name="P17">Napisan dio opisa<text:line-break/>Dodan rječnik pojmova</text:p>
          </table:table-cell>
          <table:table-cell table:style-name="Table1.C10" office:value-type="string">
            <text:p text:style-name="P17">Jurelinac</text:p>
          </table:table-cell>
          <table:table-cell table:style-name="Table1.D3" office:value-type="string">
            <text:p text:style-name="P17">25. 10. <text:span text:style-name="T21">20</text:span>15</text:p>
          </table:table-cell>
        </table:table-row>
        <table:table-row>
          <table:table-cell table:style-name="Table1.A10" office:value-type="string">
            <text:p text:style-name="P18">0.1.2</text:p>
          </table:table-cell>
          <table:table-cell table:style-name="Table1.B10" office:value-type="string">
            <text:p text:style-name="P17">Proširen opis zadatka</text:p>
          </table:table-cell>
          <table:table-cell table:style-name="Table1.C10" office:value-type="string">
            <text:p text:style-name="P17">Škalec</text:p>
          </table:table-cell>
          <table:table-cell table:style-name="Table1.D4" office:value-type="string">
            <text:p text:style-name="P17">02. 11. <text:span text:style-name="T21">20</text:span>15</text:p>
          </table:table-cell>
        </table:table-row>
        <table:table-row>
          <table:table-cell table:style-name="Table1.A10" office:value-type="string">
            <text:p text:style-name="P18">0.1.3</text:p>
          </table:table-cell>
          <table:table-cell table:style-name="Table1.B10" office:value-type="string">
            <text:p text:style-name="P17">Proširen pojmovnik</text:p>
            <text:p text:style-name="P17">Započeti funkcionalni zahtjevi</text:p>
          </table:table-cell>
          <table:table-cell table:style-name="Table1.C10" office:value-type="string">
            <text:p text:style-name="P17">Škalec</text:p>
          </table:table-cell>
          <table:table-cell table:style-name="Table1.D5" office:value-type="string">
            <text:p text:style-name="P17">05. 11. <text:span text:style-name="T21">20</text:span>15</text:p>
          </table:table-cell>
        </table:table-row>
        <table:table-row>
          <table:table-cell table:style-name="Table1.A10" office:value-type="string">
            <text:p text:style-name="P18">0.1.4</text:p>
          </table:table-cell>
          <table:table-cell table:style-name="Table1.B10" office:value-type="string">
            <text:p text:style-name="P17">Dovršeni funkcionalni zahtjevi</text:p>
            <text:p text:style-name="P17">Manje izmjene</text:p>
          </table:table-cell>
          <table:table-cell table:style-name="Table1.C10" office:value-type="string">
            <text:p text:style-name="P17">Škalec</text:p>
          </table:table-cell>
          <table:table-cell table:style-name="Table1.D6" office:value-type="string">
            <text:p text:style-name="P17">10. 11. <text:span text:style-name="T21">20</text:span>15</text:p>
          </table:table-cell>
        </table:table-row>
        <table:table-row>
          <table:table-cell table:style-name="Table1.A10" office:value-type="string">
            <text:p text:style-name="P81">0.1.5</text:p>
          </table:table-cell>
          <table:table-cell table:style-name="Table1.B10" office:value-type="string">
            <text:p text:style-name="P82">Izmjene dijela opisa, <text:span text:style-name="T24">izmijenjeni neki obrasci upotrebe, dodani neki novi</text:span>, izmijenjen rječnik pojmova</text:p>
          </table:table-cell>
          <table:table-cell table:style-name="Table1.C10" office:value-type="string">
            <text:p text:style-name="P82">Jurelinac</text:p>
          </table:table-cell>
          <table:table-cell table:style-name="Table1.D10" office:value-type="string">
            <text:p text:style-name="P82">14. 11. 2015</text:p>
          </table:table-cell>
        </table:table-row>
        <table:table-row>
          <table:table-cell table:style-name="Table1.A10" office:value-type="string">
            <text:p text:style-name="P18"/>
          </table:table-cell>
          <table:table-cell table:style-name="Table1.B10" office:value-type="string">
            <text:p text:style-name="P17"/>
          </table:table-cell>
          <table:table-cell table:style-name="Table1.C10" office:value-type="string">
            <text:p text:style-name="P17"/>
          </table:table-cell>
          <table:table-cell table:style-name="Table1.D10" office:value-type="string">
            <text:p text:style-name="P17"/>
          </table:table-cell>
        </table:table-row>
        <table:table-row>
          <table:table-cell table:style-name="Table1.A10" office:value-type="string">
            <text:p text:style-name="P18"/>
          </table:table-cell>
          <table:table-cell table:style-name="Table1.B10" office:value-type="string">
            <text:p text:style-name="P17"/>
          </table:table-cell>
          <table:table-cell table:style-name="Table1.C10" office:value-type="string">
            <text:p text:style-name="P17"/>
          </table:table-cell>
          <table:table-cell table:style-name="Table1.D10" office:value-type="string">
            <text:p text:style-name="P17"/>
          </table:table-cell>
        </table:table-row>
        <table:table-row>
          <table:table-cell table:style-name="Table1.A10" office:value-type="string">
            <text:p text:style-name="P18"/>
          </table:table-cell>
          <table:table-cell table:style-name="Table1.B10" office:value-type="string">
            <text:p text:style-name="P17"/>
          </table:table-cell>
          <table:table-cell table:style-name="Table1.C10" office:value-type="string">
            <text:p text:style-name="P17"/>
          </table:table-cell>
          <table:table-cell table:style-name="Table1.D10" office:value-type="string">
            <text:p text:style-name="P17"/>
          </table:table-cell>
        </table:table-row>
      </table:table>
      <text:p text:style-name="P12"/>
      <text:h text:style-name="P86" text:outline-level="1"><text:bookmark-start text:name="__RefHeading___Toc198_1769527897"/>2. Opis projektnog zadatka<text:bookmark-end text:name="__RefHeading___Toc198_1769527897"/></text:h>
      <text:p text:style-name="P68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68"><text:span text:style-name="T18">Kako bi aplikacija bila prikladna što širem spektru korisnika, poželjno je da ona bude pristupačna, pregledna i dovoljno jednostavna za korištenje da se njome mogu služiti i korisnici bez velikog informatičkog znanja. Također, bilo bi poželjno da dizajn aplikacije bude privlačan i moderan.</text:span></text:p>
      <text:p text:style-name="P68"><text:span text:style-name="T18">Detaljniji rad ove aplikacije je sljedeći: Za svaki dan unaprijed će se stvarati nova glazbena lista radio postaje, i to na način da će svaki </text:span>glazbeni uredni<text:span text:style-name="T19">k</text:span> stvarati <text:span text:style-name="T19">svoje </text:span>liste za nj<text:span text:style-name="T19">emu</text:span> dodijeljena vremensk<text:span text:style-name="T19">a</text:span> razdoblj<text:span text:style-name="T19">a unutar toga dana.</text:span> <text:span text:style-name="T22">Svi zapisi za reprodukciju moraju biti poznati najmanje 24 sata prije vremena njihove reprodukcije. R</text:span>egistrirani <text:span text:style-name="T19">će</text:span> korisnici stvaranjem lista želja, <text:span text:style-name="T19">u </text:span>koje <text:span text:style-name="T19">će</text:span> urednici <text:span text:style-name="T19">i</text:span>ma<text:span text:style-name="T19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p>
      <text:p text:style-name="P13">Korisnike sustava možemo podijeliti u pet grupa: vlasnik sustava, administrator, glazbeni urednik, registrirani korisnik i neregistrirani korisnik. Vlasnik je sustava odgovoran za definiranje administratora, te upisivanje kontakt podataka i podataka o radio postaji. Administrator sustava, <text:span text:style-name="T19">kao što je već rečeno,</text:span> određuje glazbene urednike, unosi zvučne zapise i uređuje podatke o urednicima i registriranim korisnicima postaje. Registrirani korisnici mogu sastavljati liste glazbenih želja te kreirati vlastiti profil s osobnim podacima. Neregistriranim su korisnicima dostupne mogućnosti slušanja glazbe, besplatne registracije i kratak pregled informacija o postaji. Sustav može imati jednog vlasnika, najviše deset administratora, te neograničen broj registriranih korisnika. Svi korisnici mogu istovremeno koristiti sustav.</text:p>
      <text:p text:style-name="P72">Na početnoj se stranici web aplikacije <text:span text:style-name="T20">nalaze osnovni podaci o radio postaji, područje za prijavu korisnika u sustav kao i za registraciju novih korisnika, te najistaknutije, glazbeni player uz koji se nalaze i podaci o trenutno sviranom glazbenom zapisu.</text:span></text:p>
      <text:p text:style-name="P69"><text:soft-page-break/><text:span text:style-name="T20">Prijavom u sustav, korisniku će biti prikazana upravljačka stranica sa svim njemu dostupnim mogućnostima, ovisno o vrsti korisničkog računa. Regularni korisnik kao ponuđene mogućnosti ima upravljanje vlastitim računom: pregled i izmjena osobnih podataka, promjena lozinke te brisanje korisničkog računa, kao i stvaranje i pregled liste želja. Glazbeni urednik, uz upravljanje vlastitim računom, ima prikazane mogućnosti slanja zahtjeva za dodjelom termina za uređivanje, te stvaranje i uređivanje lista za reprodukciju u dodijeljenim mu terminima. Administrator, uz upravljanje vlastitim računom, može pregledavati i uređivati podatke drugih korisnika, upravljati glazbenim zapisima radio postaje, upravljati glazbenim urednicima i njihovim terminima za reprodukciju, te pregledavati statistike korisnika i zvučnih zapisa. </text:span></text:p>
      <text:p text:style-name="P70"><text:span text:style-name="T20">L</text:span>iste <text:span text:style-name="T20">korisničkih</text:span> glazbenih želja sastoje se od maksimalno deset zapisa. <text:span text:style-name="T21">Svaki korisnik može po volji često uređivati svoju listu želja, no ona je tako vidljiva samo njemu. Da bi ju učinio globalno dostupnom (urednicima i administratorima), mora ju potvrditi, što može učiniti jednom svaka 24 sata (nakon jedne potvrde mora proći najmanje toliko do iduće).</text:span> <text:span text:style-name="T21">Glazbeni urednici uvidom u globalnu listu želja dobivaju povratnu informaciju od korisnika o traženosti pojedinih zapisa, što im omogućava da se bolje prilagode interesima slušatelja.</text:span></text:p>
      <text:p text:style-name="P13">Za uspjeh <text:span text:style-name="T22">ovog </text:span>projekta ključno je da glazbeni urednici redovito <text:span text:style-name="T22">koriste</text:span> sustav i kreiraju nove glazbene liste za reprodukciju. <text:span text:style-name="T21">Ako</text:span> <text:span text:style-name="T21">neki</text:span> glazbeni urednik ne kreira <text:span text:style-name="T21">svoju</text:span> listu na vrijeme, ponovit će se reprodukcija <text:span text:style-name="T22">liste</text:span> od <text:span text:style-name="T21">njegovog </text:span>prethodnog <text:span text:style-name="T21">termina</text:span>. Problem nastaje ako se to događa prečesto, ili više dana za redom; korisnici ne žele slušati iste pjesme iz dana u dan, <text:span text:style-name="T21">te bi u tom slučaju sustav trebao reagirati na odgovarajući način.</text:span></text:p>
      <text:p text:style-name="P73">Zbog mogućnosti da korisnik koristi slabiju internetsku vezu, a aplikacija uključuje prijenos i reprodukciju zvučnih zapisa preko iste, potrebno je da aplikacija bude što manja u pogledu <text:span text:style-name="T22">količine podataka,</text:span> kako bi se poboljšala <text:span text:style-name="T22">brzina i</text:span> kvaliteta usluge korisniku.</text:p>
      <text:p text:style-name="P71"><text:span text:style-name="T22">Osobni podaci svakog korisnika sustava uključuju:</text:span></text:p>
      <text:list xml:id="list8374013462350427218" text:style-name="L1">
        <text:list-item>
          <text:p text:style-name="P65">ime</text:p>
        </text:list-item>
        <text:list-item>
          <text:p text:style-name="P75">prezime</text:p>
        </text:list-item>
        <text:list-item>
          <text:p text:style-name="P65">e-mail adres<text:span text:style-name="T22">u</text:span></text:p>
        </text:list-item>
        <text:list-item>
          <text:p text:style-name="P75">lozinku</text:p>
        </text:list-item>
        <text:list-item>
          <text:p text:style-name="P65">adres<text:span text:style-name="T22">u</text:span> stanovanja</text:p>
        </text:list-item>
        <text:list-item>
          <text:p text:style-name="P75">zanimanje</text:p>
        </text:list-item>
        <text:list-item>
          <text:p text:style-name="P65"><text:soft-page-break/>broj telefona</text:p>
        </text:list-item>
      </text:list>
      <text:p text:style-name="P71"><text:span text:style-name="T22">Svi se podaci naknadno mogu promijeniti. </text:span></text:p>
      <text:p text:style-name="P71">Postaja ima arhivu tonskih zapis<text:span text:style-name="T22">a koji su dostupni za reprodukciju</text:span>. <text:span text:style-name="T22">Za svaki su zvučni zapis poznati sljedeći podaci:</text:span></text:p>
      <text:list xml:id="list1481126767166835701" text:style-name="L2">
        <text:list-item>
          <text:p text:style-name="P66">ime glazbenog zapisa</text:p>
        </text:list-item>
        <text:list-item>
          <text:p text:style-name="P66">ime izvođača</text:p>
        </text:list-item>
        <text:list-item>
          <text:p text:style-name="P76">putanja do datoteke zvučnog zapisa</text:p>
        </text:list-item>
        <text:list-item>
          <text:p text:style-name="P67">album </text:p>
        </text:list-item>
        <text:list-item>
          <text:p text:style-name="P67">nakladnik</text:p>
        </text:list-item>
        <text:list-item>
          <text:p text:style-name="P66">glazbeni žanr</text:p>
        </text:list-item>
        <text:list-item>
          <text:p text:style-name="P66">godina izdanja</text:p>
        </text:list-item>
        <text:list-item>
          <text:p text:style-name="P66">tip nosača</text:p>
        </text:list-item>
        <text:list-item>
          <text:p text:style-name="P66">trajanje zapisa</text:p>
        </text:list-item>
        <text:list-item>
          <text:p text:style-name="P66">frekvencija uzorkovanja</text:p>
        </text:list-item>
        <text:list-item>
          <text:p text:style-name="P66">format zapisa</text:p>
        </text:list-item>
        <text:list-item>
          <text:p text:style-name="P66">broj bitova kvantizacije</text:p>
        </text:list-item>
      </text:list>
      <text:p text:style-name="P74">Svi ovi podaci bit će pohranjeni u bazi podataka na poslužitelju. </text:p>
      <text:p text:style-name="P74">Web aplikacija bit će napisana u nekoliko trenutno popularnih web tehnologija, redom Python Flask za poslužiteljski dio aplikacije i komunikaciju s bazom podataka, AngularJS za klijentski dio aplikacije koji se izvršava u web pregledniku, te JADE i S<text:span text:style-name="T23">A</text:span>SS, za dizajn i strukturu web stranice. Web aplikaciju bit će moguće pokretati s lokalnog poslužitelja, ili s neke od cloud platformi, kao što je RedHat OpenShift.</text:p>
      <text:p text:style-name="P77">Detalji sustava i njegove implementacije navedeni su u nastavku ovog dokumenta.</text:p>
      <text:h text:style-name="P86" text:outline-level="1"><text:bookmark-start text:name="__RefHeading___Toc200_1769527897"/>3. Rječnik pojmova<text:bookmark-end text:name="__RefHeading___Toc200_1769527897"/></text:h>
      <text:p text:style-name="P10"><text:span text:style-name="T2"><text:line-break/></text:span><text:span text:style-name="T3">Flask</text:span><text:span text:style-name="T2"> – Framework za izradu web aplikacija u programskom jeziku Python, popularan zbog svoje jednostavnosti i lakoće korištenja, kao i male veličine.</text:span></text:p>
      <text:p text:style-name="P79"><text:span text:style-name="T3">Peewee</text:span><text:span text:style-name="T2"> – Python biblioteka koja olakšava dizajn i korištenje baze podataka</text:span></text:p>
      <text:p text:style-name="P10"><text:span text:style-name="T3">AngularJS</text:span><text:span text:style-name="T2"> – Javascript framework za izradu web aplikacija, omogućuje njihov brz i intuitivan razvoj</text:span></text:p>
      <text:p text:style-name="P10"><text:span text:style-name="T3">REST</text:span><text:span text:style-name="T2"> – </text:span><text:span text:style-name="T1">Representational State Transfer –</text:span><text:span text:style-name="T2"> stil arhitekture mrežnih aplikacija koja komunikaciju između klijenta i servera ostvaruje putem HTTP zahtjeva</text:span></text:p>
      <text:p text:style-name="P10"><text:span text:style-name="T3">SASS</text:span><text:span text:style-name="T2"> – </text:span><text:span text:style-name="T1">Syntactically Awesome Style Sheets</text:span><text:span text:style-name="T2"> – proširenje CSS jezika koje dodaje brojne mogućnosti i bitno olakšava pisanje stilskih datoteka, kao i snalaženje u njima</text:span></text:p>
      <text:p text:style-name="P79"><text:span text:style-name="T3">JADE</text:span><text:span text:style-name="T2"> – strukturirani predlošci koji olakšavaju pisanje i održavanje HTML koda</text:span></text:p>
      <text:p text:style-name="P10"><text:span text:style-name="T3">MVC</text:span><text:span text:style-name="T2"> – </text:span><text:span text:style-name="T1">Model/View/Controller</text:span><text:span text:style-name="T2"> – obrazac arhitekture programske podrške, razdvaja sustav na </text:span><text:span text:style-name="T3">modele</text:span><text:span text:style-name="T2"> koji opisuju podatke i njihove operacije, </text:span><text:span text:style-name="T3">preglede</text:span><text:span text:style-name="T2"> koji vrše interakciju s krajnjim korisnicima (prikaz sučelja i podataka), te </text:span><text:span text:style-name="T3">upravljačke funkcije</text:span><text:span text:style-name="T2"> koje povezuju modele s pregledima.</text:span></text:p>
      <text:p text:style-name="P10"><text:span text:style-name="T17">Typescript</text:span> – <text:span text:style-name="T23">Nadgradnja programskog jezika Javascript koja podržava statičke tipove podataka, puni OO model programiranja te olakšava samo pisanje koda</text:span></text:p>
      <text:h text:style-name="P85" text:outline-level="1"><text:bookmark-start text:name="__RefHeading___Toc202_1769527897"/>4. Funkcionalni zahtjevi<text:bookmark-end text:name="__RefHeading___Toc202_1769527897"/></text:h>
      <text:p text:style-name="P11"/>
      <text:p text:style-name="P20">Dionici našeg sustava, odnosno osobe koje u njemu imaju interes, su:</text:p>
      <text:list xml:id="list8112912170922848449" text:style-name="WW8Num7">
        <text:list-item>
          <text:p text:style-name="P25">vlasnik sustava</text:p>
        </text:list-item>
        <text:list-item>
          <text:p text:style-name="P25">administrator</text:p>
        </text:list-item>
        <text:list-item>
          <text:p text:style-name="P25">glazbeni urednik</text:p>
        </text:list-item>
        <text:list-item>
          <text:p text:style-name="P25">registrirani korisnik</text:p>
        </text:list-item>
        <text:list-item>
          <text:p text:style-name="P25">neregistrirani korisnik</text:p>
        </text:list-item>
      </text:list>
      <text:p text:style-name="P20"/>
      <text:p text:style-name="P20">Aktorima se nazivaju oni koje vrše direktnu komunikaciju sa sustavom. To mogu biti inicijatori, koji pokreću procese u sustavu, ili sudionici, koji obavljaju zadane poslove.</text:p>
      <text:p text:style-name="P20"/>
      <text:p text:style-name="P20">Aktori i njihovi funkcionalni zahtjevi su:</text:p>
      <text:list xml:id="list435136989371235142" text:style-name="WW8Num8">
        <text:list-item>
          <text:p text:style-name="P58"><text:span text:style-name="T4">vlasnik sustava</text:span><text:span text:style-name="T5">, inicijator:</text:span></text:p>
          <text:list>
            <text:list-item>
              <text:p text:style-name="P26">može uređivati podatke o postaji</text:p>
            </text:list-item>
            <text:list-item>
              <text:p text:style-name="P26">može postavljati administratore</text:p>
            </text:list-item>
          </text:list>
        </text:list-item>
        <text:list-item>
          <text:p text:style-name="P58"><text:span text:style-name="T4">administrator</text:span><text:span text:style-name="T5">, inicijator:</text:span></text:p>
          <text:list>
            <text:list-item>
              <text:p text:style-name="P26">može <text:span text:style-name="T23">upravljati glazbenim urednicima</text:span></text:p>
            </text:list-item>
            <text:list-item>
              <text:p text:style-name="P46">može upravljati zvučnim zapisima</text:p>
            </text:list-item>
            <text:list-item>
              <text:p text:style-name="P46">može upravljati podacima drugih korisnika</text:p>
            </text:list-item>
          </text:list>
        </text:list-item>
        <text:list-item>
          <text:p text:style-name="P58"><text:span text:style-name="T4">glazbeni urednik</text:span><text:span text:style-name="T5">, inicijator:</text:span></text:p>
          <text:list>
            <text:list-item>
              <text:p text:style-name="P26">može slagati liste za izvođenje</text:p>
            </text:list-item>
            <text:list-item>
              <text:p text:style-name="P46">može tražiti termine za reprodukciju</text:p>
            </text:list-item>
          </text:list>
        </text:list-item>
        <text:list-item>
          <text:p text:style-name="P58"><text:span text:style-name="T4">registrirani korisnik</text:span><text:span text:style-name="T5">, inicijator:</text:span></text:p>
          <text:list>
            <text:list-item>
              <text:p text:style-name="P26">može slagati listu želja</text:p>
            </text:list-item>
            <text:list-item>
              <text:p text:style-name="P26">može uređivati osobne podatke</text:p>
            </text:list-item>
          </text:list>
        </text:list-item>
        <text:list-item>
          <text:p text:style-name="P58"><text:soft-page-break/><text:span text:style-name="T4">neregistrirani korisnik</text:span><text:span text:style-name="T5">, inicijator:</text:span></text:p>
          <text:list>
            <text:list-item>
              <text:p text:style-name="P26">može se registrirati</text:p>
            </text:list-item>
            <text:list-item>
              <text:p text:style-name="P26">može slušati <text:span text:style-name="T23">program radio stanice</text:span></text:p>
            </text:list-item>
          </text:list>
        </text:list-item>
        <text:list-item>
          <text:p text:style-name="P58"><text:span text:style-name="T4">baza podataka</text:span><text:span text:style-name="T5">, sudionik:</text:span></text:p>
          <text:list>
            <text:list-item>
              <text:p text:style-name="P26"><text:span text:style-name="T23">pohranjuje</text:span> podatke o <text:span text:style-name="T23">zvučnim</text:span> zapisima</text:p>
            </text:list-item>
            <text:list-item>
              <text:p text:style-name="P26"><text:span text:style-name="T23">pohranjuje</text:span> podatke o korisnicima</text:p>
            </text:list-item>
            <text:list-item>
              <text:p text:style-name="P46">pohranjuje podatke o terminima izvođenja i zahtjevima za iste</text:p>
            </text:list-item>
          </text:list>
        </text:list-item>
      </text:list>
      <text:p text:style-name="P20"><text:span text:style-name="T17"/></text:p>
      <text:p text:style-name="P20"><text:span text:style-name="T17">Opis obrazaca uporabe:</text:span></text:p>
      <text:p text:style-name="P20"><text:span text:style-name="T9">UC</text:span><text:span text:style-name="T10">1</text:span><text:span text:style-name="T9"> – registracija novog korisnika</text:span></text:p>
      <text:list xml:id="list4535784837692440907" text:style-name="WW8Num9">
        <text:list-item>
          <text:p text:style-name="P59"><text:span text:style-name="T4">Glavni sudionik:</text:span><text:span text:style-name="T6"> neregistrirani korisnik</text:span></text:p>
        </text:list-item>
        <text:list-item>
          <text:p text:style-name="P59"><text:span text:style-name="T4">Cilj:</text:span><text:span text:style-name="T6"> </text:span><text:span text:style-name="T7">stvoriti novi korisnički račun</text:span></text:p>
        </text:list-item>
        <text:list-item>
          <text:p text:style-name="P59"><text:span text:style-name="T4">Sudionici:</text:span><text:span text:style-name="T6"> baza podataka</text:span></text:p>
        </text:list-item>
        <text:list-item>
          <text:p text:style-name="P59"><text:span text:style-name="T4">Preduvjeti:</text:span><text:span text:style-name="T6"> nema ih</text:span></text:p>
        </text:list-item>
        <text:list-item>
          <text:p text:style-name="P59"><text:span text:style-name="T4">Rezultat: </text:span><text:span text:style-name="T7">stvoren</text:span><text:span text:style-name="T6"> je novi korisnički račun</text:span></text:p>
        </text:list-item>
        <text:list-item>
          <text:p text:style-name="P51">Željeni scenarij: </text:p>
        </text:list-item>
      </text:list>
      <text:list xml:id="list7881387380378675196" text:style-name="WW8Num15">
        <text:list-item>
          <text:list>
            <text:list-item>
              <text:p text:style-name="P47">korisnik u odgovarajuća polja unosi svoje osobne podatke i email adresu te izabire lozinku</text:p>
            </text:list-item>
            <text:list-item>
              <text:p text:style-name="P47">sustav provjerava točnost unesenih podataka, te koristi li se već odabrana email adresa</text:p>
            </text:list-item>
            <text:list-item>
              <text:p text:style-name="P47">ako ne postoji, stvara se novi korisnički račun i na uneseni email se šalje pozdravna poruka s aktivacijskim linkom</text:p>
            </text:list-item>
            <text:list-item>
              <text:p text:style-name="P27"><text:span text:style-name="T23">klikom na taj link korisnik aktivira svoj račun te se sada može prijaviti u sustav</text:span></text:p>
            </text:list-item>
          </text:list>
        </text:list-item>
      </text:list>
      <text:list xml:id="list225120638637300" text:continue-list="list4535784837692440907" text:style-name="WW8Num9">
        <text:list-item>
          <text:p text:style-name="P51">Mogući drugi scenariji:</text:p>
        </text:list-item>
      </text:list>
      <text:list xml:id="list3450235895902398869" text:style-name="WW8Num16">
        <text:list-item>
          <text:list>
            <text:list-item>
              <text:p text:style-name="P28">korisnik odustaje od registracije</text:p>
            </text:list-item>
          </text:list>
        </text:list-item>
      </text:list>
      <text:p text:style-name="P20"/>
      <text:list xml:id="list6586447994494612486" text:style-name="WW8Num23">
        <text:list-item>
          <text:list>
            <text:list-item>
              <text:p text:style-name="P48">unesena email adresa se već koristi</text:p>
            </text:list-item>
            <text:list-item>
              <text:p text:style-name="P48"><text:soft-page-break/>korisniku se dojavljuje greška i od njega se zahtjeva da odabere drugu email adresu</text:p>
            </text:list-item>
          </text:list>
        </text:list-item>
      </text:list>
      <text:p text:style-name="P20"/>
      <text:p text:style-name="P21">UC<text:span text:style-name="T22">2 </text:span>– prijava u sustav</text:p>
      <text:list xml:id="list225121969044576" text:continue-list="list225120638637300" text:style-name="WW8Num9">
        <text:list-item>
          <text:p text:style-name="P59"><text:span text:style-name="T4">Glavni sudionik:</text:span><text:span text:style-name="T6"> registrirani korisnik</text:span></text:p>
        </text:list-item>
        <text:list-item>
          <text:p text:style-name="P59"><text:span text:style-name="T4">Cilj:</text:span><text:span text:style-name="T6"> prijava u sustav</text:span></text:p>
        </text:list-item>
        <text:list-item>
          <text:p text:style-name="P59"><text:span text:style-name="T4">Sudionici:</text:span><text:span text:style-name="T6"> baza podataka</text:span></text:p>
        </text:list-item>
        <text:list-item>
          <text:p text:style-name="P59"><text:span text:style-name="T4">Preduvjeti:</text:span><text:span text:style-name="T6"> korisnik je </text:span><text:span text:style-name="T8">registriran</text:span></text:p>
        </text:list-item>
        <text:list-item>
          <text:p text:style-name="P59"><text:span text:style-name="T4">Rezultat: </text:span><text:span text:style-name="T6">korisnik je prijavljen u sustav i </text:span><text:span text:style-name="T8">može </text:span></text:p>
        </text:list-item>
        <text:list-item>
          <text:p text:style-name="P52">Željeni scenarij: </text:p>
        </text:list-item>
      </text:list>
      <text:list xml:id="list2305331607194277275" text:style-name="L3">
        <text:list-item>
          <text:list>
            <text:list-item>
              <text:p text:style-name="P55">korisnik unosi svoju email adresu i lozinku</text:p>
            </text:list-item>
            <text:list-item>
              <text:p text:style-name="P55">sustav provjerava ispravnost unesenih podataka</text:p>
            </text:list-item>
            <text:list-item>
              <text:p text:style-name="P44"><text:span text:style-name="T11">ako uneseni podaci odgovaraju podacima korisničkog računa, korisnik se prijavljuje u sustav</text:span></text:p>
            </text:list-item>
          </text:list>
        </text:list-item>
      </text:list>
      <text:list xml:id="list225121550562038" text:continue-list="list225121969044576" text:style-name="WW8Num9">
        <text:list-item>
          <text:p text:style-name="P51">Mogući drugi scenariji:</text:p>
        </text:list-item>
      </text:list>
      <text:list xml:id="list7994155307945612290" text:style-name="L4">
        <text:list-item>
          <text:p text:style-name="P50">U sustavu ne postoji korisnik s danom email adresom</text:p>
        </text:list-item>
        <text:list-item>
          <text:p text:style-name="P61"><text:span text:style-name="T16">Korisniku se prikazuje odgovarajuća poruka o grešci i vraća ga se na prijavni obrazac</text:span></text:p>
        </text:list-item>
      </text:list>
      <text:p text:style-name="P60"><text:span text:style-name="T16"/></text:p>
      <text:list xml:id="list1778423851719858256" text:style-name="L5">
        <text:list-item>
          <text:p text:style-name="P63"><text:span text:style-name="T15">Unesena je kriva lozinka</text:span></text:p>
        </text:list-item>
        <text:list-item>
          <text:p text:style-name="P63"><text:span text:style-name="T15">Korisniku se prikazuje odgovarajuća poruka o grešci i vraća ga se na prijavni obrazac</text:span></text:p>
        </text:list-item>
      </text:list>
      <text:p text:style-name="P62"><text:span text:style-name="T15"/></text:p>
      <text:p text:style-name="P57">UC<text:span text:style-name="T22">3</text:span> – <text:span text:style-name="T24">Uređivanje osobnih podataka</text:span></text:p>
      <text:p text:style-name="P57"><text:span text:style-name="T24">UC4 – Promjena lozinke</text:span></text:p>
      <text:p text:style-name="P54">UC5 – Brisanje korisničkog računa</text:p>
      <text:p text:style-name="P57"><text:span text:style-name="T24">UC6 – </text:span>sastavljanje liste želja</text:p>
      <text:list xml:id="list225121087983972" text:continue-list="list225121550562038" text:style-name="WW8Num9">
        <text:list-item>
          <text:p text:style-name="P59"><text:span text:style-name="T4">Glavni sudionik:</text:span><text:span text:style-name="T6"> registrirani korisnik</text:span></text:p>
        </text:list-item>
        <text:list-item>
          <text:p text:style-name="P59"><text:soft-page-break/><text:span text:style-name="T4">Cilj:</text:span><text:span text:style-name="T6"> izrada liste glazbenih želja</text:span></text:p>
        </text:list-item>
        <text:list-item>
          <text:p text:style-name="P59"><text:span text:style-name="T4">Sudionici:</text:span><text:span text:style-name="T6"> baza podataka</text:span></text:p>
        </text:list-item>
        <text:list-item>
          <text:p text:style-name="P59"><text:span text:style-name="T4">Preduvjeti:</text:span><text:span text:style-name="T6"> korisnik prijavljen u sustav</text:span></text:p>
        </text:list-item>
        <text:list-item>
          <text:p text:style-name="P59"><text:span text:style-name="T4">Rezultat: </text:span><text:span text:style-name="T6">lista glazbenih želja kreirana je i zaključana</text:span></text:p>
        </text:list-item>
        <text:list-item>
          <text:p text:style-name="P51">Željeni scenarij: </text:p>
        </text:list-item>
      </text:list>
      <text:list xml:id="list5027740661236635909" text:style-name="WW8Num11">
        <text:list-item>
          <text:list>
            <text:list-item>
              <text:p text:style-name="P29">korisnik pretražuje bazu postojećih pjesama</text:p>
            </text:list-item>
            <text:list-item>
              <text:p text:style-name="P29">korisnik odabire do deset pjesama i stavlja ih na listu, eventualno rangirajući od najpoželjnije do manje poželjnih</text:p>
            </text:list-item>
            <text:list-item>
              <text:p text:style-name="P29">korisnik potvrđuje odabir i zaključava listu</text:p>
            </text:list-item>
          </text:list>
        </text:list-item>
      </text:list>
      <text:list xml:id="list225121816965889" text:continue-list="list225121087983972" text:style-name="WW8Num9">
        <text:list-item>
          <text:p text:style-name="P51">Mogući drugi scenariji:</text:p>
        </text:list-item>
      </text:list>
      <text:list xml:id="list948524242278039018" text:style-name="WW8Num12">
        <text:list-item>
          <text:list>
            <text:list-item>
              <text:p text:style-name="P30">korisnik odustaje od izrade liste i ostavlja je nedovršenu</text:p>
            </text:list-item>
          </text:list>
        </text:list-item>
      </text:list>
      <text:p text:style-name="P20"/>
      <text:p text:style-name="P21"><text:span text:style-name="T24">x</text:span> – uređivanje korisničkog profila</text:p>
      <text:list xml:id="list225122163747447" text:continue-list="list225121816965889" text:style-name="WW8Num9">
        <text:list-item>
          <text:p text:style-name="P59"><text:span text:style-name="T4">Glavni sudionik:</text:span><text:span text:style-name="T6"> registrirani korisnik</text:span></text:p>
        </text:list-item>
        <text:list-item>
          <text:p text:style-name="P59"><text:span text:style-name="T4">Cilj:</text:span><text:span text:style-name="T6"> unijeti korisničke podatke, ili promijeniti postojeće</text:span></text:p>
        </text:list-item>
        <text:list-item>
          <text:p text:style-name="P59"><text:span text:style-name="T4">Sudionici:</text:span><text:span text:style-name="T6"> baza podataka</text:span></text:p>
        </text:list-item>
        <text:list-item>
          <text:p text:style-name="P59"><text:span text:style-name="T4">Preduvjeti:</text:span><text:span text:style-name="T6"> korisnik prijavljen u sustav</text:span></text:p>
        </text:list-item>
        <text:list-item>
          <text:p text:style-name="P59"><text:span text:style-name="T4">Rezultat: </text:span><text:span text:style-name="T6">korisnička stranica je izmijenjena i promjene su spremljene</text:span></text:p>
        </text:list-item>
        <text:list-item>
          <text:p text:style-name="P51">Željeni scenarij: </text:p>
        </text:list-item>
      </text:list>
      <text:list xml:id="list7618845349357577349" text:style-name="WW8Num17">
        <text:list-item>
          <text:list>
            <text:list-item>
              <text:p text:style-name="P31">korisnik pristupa svojoj osobnoj stranici</text:p>
            </text:list-item>
            <text:list-item>
              <text:p text:style-name="P31">korisnik uređuje osobne podatke, ili ih unosi prvi put</text:p>
            </text:list-item>
            <text:list-item>
              <text:p text:style-name="P31">korisnik potvrđuje promjene</text:p>
            </text:list-item>
            <text:list-item>
              <text:p text:style-name="P31">novi podaci spremaju se u bazu</text:p>
            </text:list-item>
          </text:list>
        </text:list-item>
      </text:list>
      <text:list xml:id="list225120661584748" text:continue-list="list225122163747447" text:style-name="WW8Num9">
        <text:list-item>
          <text:p text:style-name="P51">Mogući drugi scenariji:</text:p>
        </text:list-item>
      </text:list>
      <text:list xml:id="list2249073558546660453" text:style-name="WW8Num18">
        <text:list-item>
          <text:list>
            <text:list-item>
              <text:p text:style-name="P32">korisnik odustaje od izmjene</text:p>
            </text:list-item>
          </text:list>
        </text:list-item>
      </text:list>
      <text:p text:style-name="P49">UC7 – traženje termina za reprodukciju</text:p>
      <text:p text:style-name="P21">UC<text:span text:style-name="T24">8</text:span> – sastavljanje liste za reprodukciju</text:p>
      <text:list xml:id="list225122161794372" text:continue-list="list225120661584748" text:style-name="WW8Num9">
        <text:list-item>
          <text:p text:style-name="P59"><text:span text:style-name="T4">Glavni sudionik:</text:span><text:span text:style-name="T6"> glazbeni urednik</text:span></text:p>
        </text:list-item>
        <text:list-item>
          <text:p text:style-name="P59"><text:soft-page-break/><text:span text:style-name="T4">Cilj:</text:span><text:span text:style-name="T6"> sastaviti listu pjesama za reprodukciju, u trajanju od sat vremena</text:span></text:p>
        </text:list-item>
        <text:list-item>
          <text:p text:style-name="P59"><text:span text:style-name="T4">Sudionici:</text:span><text:span text:style-name="T6"> baza podataka</text:span></text:p>
        </text:list-item>
        <text:list-item>
          <text:p text:style-name="P59"><text:span text:style-name="T4">Preduvjeti:</text:span><text:span text:style-name="T6"> glazbeni urednik prijavljen u sustav</text:span></text:p>
        </text:list-item>
        <text:list-item>
          <text:p text:style-name="P59"><text:span text:style-name="T4">Rezultat: </text:span><text:span text:style-name="T6">lista pjesama je pripremljena i spremna za emitiranje</text:span></text:p>
        </text:list-item>
        <text:list-item>
          <text:p text:style-name="P51">Željeni scenarij: </text:p>
        </text:list-item>
      </text:list>
      <text:list xml:id="list5732707524125818290" text:style-name="WW8Num13">
        <text:list-item>
          <text:list>
            <text:list-item>
              <text:p text:style-name="P33">glazbeni urednik dohvaća iz baze statistike o traženosti pjesama</text:p>
            </text:list-item>
            <text:list-item>
              <text:p text:style-name="P33">glazbeni urednik odabire najtraženije pjesme i stavlja ih na listu za emitiranje</text:p>
            </text:list-item>
          </text:list>
        </text:list-item>
      </text:list>
      <text:list xml:id="list225122134368399" text:continue-list="list225122161794372" text:style-name="WW8Num9">
        <text:list-item>
          <text:p text:style-name="P51">Mogući drugi scenariji:</text:p>
        </text:list-item>
      </text:list>
      <text:list xml:id="list1894257909153170526" text:style-name="WW8Num14">
        <text:list-item>
          <text:list>
            <text:list-item>
              <text:p text:style-name="P34">glazbeni urednik ne dovršava listu za emitiranje</text:p>
            </text:list-item>
            <text:list-item>
              <text:p text:style-name="P34">sustav upozorava da lista za emitiranje nije spremna</text:p>
            </text:list-item>
            <text:list-item>
              <text:p text:style-name="P34">drugi glazbeni urednik uskače i obavlja posao</text:p>
            </text:list-item>
            <text:list-item>
              <text:p text:style-name="P34">alternativno, ako lista nije napravljena, ponavlja se ona od prethodnog dana</text:p>
            </text:list-item>
          </text:list>
        </text:list-item>
      </text:list>
      <text:p text:style-name="P20"/>
      <text:p text:style-name="P21">UC<text:span text:style-name="T24">9</text:span> – <text:span text:style-name="T24">pregled zvučnih zapisa</text:span></text:p>
      <text:p text:style-name="P54">UC10 – dodavanje zvučnog zapisa</text:p>
      <text:p text:style-name="P54">UC11 – brisanje zvučnog zapisa</text:p>
      <text:p text:style-name="P45"><text:span text:style-name="T11">UC12</text:span><text:span text:style-name="T9"> – </text:span><text:span text:style-name="T11">postavljanje</text:span><text:span text:style-name="T9"> glazben</text:span><text:span text:style-name="T11">og urednika</text:span></text:p>
      <text:list xml:id="list225120529567709" text:continue-list="list225122134368399" text:style-name="WW8Num9">
        <text:list-item>
          <text:p text:style-name="P59"><text:span text:style-name="T4">Glavni sudionik:</text:span><text:span text:style-name="T6"> administrator</text:span></text:p>
        </text:list-item>
        <text:list-item>
          <text:p text:style-name="P59"><text:span text:style-name="T4">Cilj:</text:span><text:span text:style-name="T6"> postaviti novog urednika</text:span></text:p>
        </text:list-item>
        <text:list-item>
          <text:p text:style-name="P59"><text:span text:style-name="T4">Sudionici:</text:span><text:span text:style-name="T6"> baza podataka</text:span></text:p>
        </text:list-item>
        <text:list-item>
          <text:p text:style-name="P59"><text:span text:style-name="T4">Preduvjeti:</text:span><text:span text:style-name="T6"> ne smije biti postavljeno više od deset glazbenih urednika, administrator mora biti prijavljen u sustav</text:span></text:p>
        </text:list-item>
        <text:list-item>
          <text:p text:style-name="P59"><text:span text:style-name="T4">Rezultat: </text:span><text:span text:style-name="T6">postavljen je novi urednik</text:span></text:p>
        </text:list-item>
        <text:list-item>
          <text:p text:style-name="P51">Željeni scenarij: </text:p>
        </text:list-item>
      </text:list>
      <text:list xml:id="list5531791078737607147" text:style-name="WW8Num25">
        <text:list-item>
          <text:list>
            <text:list-item>
              <text:p text:style-name="P35">administrator unosi podatke o novom uredniku u bazu podataka</text:p>
            </text:list-item>
            <text:list-item>
              <text:p text:style-name="P35">administrator može odmah ili kasnije zadati uredniku radno vrijeme</text:p>
            </text:list-item>
            <text:list-item>
              <text:p text:style-name="P35">administrator potvrđuje odabir i podaci se spremaju u bazu</text:p>
            </text:list-item>
          </text:list>
        </text:list-item>
      </text:list>
      <text:list xml:id="list225121525923178" text:continue-list="list225120529567709" text:style-name="WW8Num9">
        <text:list-item>
          <text:p text:style-name="P51"><text:soft-page-break/>Mogući drugi scenariji:</text:p>
        </text:list-item>
      </text:list>
      <text:list xml:id="list4994296426652082081" text:style-name="WW8Num26">
        <text:list-item>
          <text:list>
            <text:list-item>
              <text:p text:style-name="P36">već postoji deset upisanih glazbenih urednika</text:p>
            </text:list-item>
            <text:list-item>
              <text:p text:style-name="P36">administrator može izbrisati nekoga od postojećih, ili odustati od izmjena</text:p>
            </text:list-item>
          </text:list>
        </text:list-item>
      </text:list>
      <text:p text:style-name="P54">UC13 – uklanjanje glazbenog urednika</text:p>
      <text:p text:style-name="P54">UC14 – upravljanje zahtjevima za termine</text:p>
      <text:p text:style-name="P21">UC<text:span text:style-name="T24">15</text:span> – postavljanje administratora</text:p>
      <text:list xml:id="list225121669541834" text:continue-list="list225121525923178" text:style-name="WW8Num9">
        <text:list-item>
          <text:p text:style-name="P59"><text:span text:style-name="T4">Glavni sudionik:</text:span><text:span text:style-name="T6"> vlasnik postaje</text:span></text:p>
        </text:list-item>
        <text:list-item>
          <text:p text:style-name="P59"><text:span text:style-name="T4">Cilj:</text:span><text:span text:style-name="T6"> postaviti novog administratora</text:span></text:p>
        </text:list-item>
        <text:list-item>
          <text:p text:style-name="P59"><text:span text:style-name="T4">Sudionici:</text:span><text:span text:style-name="T6"> baza podataka</text:span></text:p>
        </text:list-item>
        <text:list-item>
          <text:p text:style-name="P59"><text:span text:style-name="T4">Preduvjeti:</text:span><text:span text:style-name="T6"> ne smije biti postavljeno više od jednog administratora, vlasnik mora biti prijavljen u sustav</text:span></text:p>
        </text:list-item>
        <text:list-item>
          <text:p text:style-name="P59"><text:span text:style-name="T4">Rezultat: </text:span><text:span text:style-name="T6">postavljen je novi administrator</text:span></text:p>
        </text:list-item>
        <text:list-item>
          <text:p text:style-name="P51">Željeni scenarij: </text:p>
        </text:list-item>
      </text:list>
      <text:list xml:id="list3463414860262754335" text:style-name="WW8Num27">
        <text:list-item>
          <text:list>
            <text:list-item>
              <text:p text:style-name="P37">vlasnik unosi podatke o novom administratoru u bazu podataka</text:p>
            </text:list-item>
            <text:list-item>
              <text:p text:style-name="P37">vlasnik potvrđuje odabir i podaci se spremaju u bazu</text:p>
            </text:list-item>
          </text:list>
        </text:list-item>
      </text:list>
      <text:list xml:id="list225122048368618" text:continue-list="list225121669541834" text:style-name="WW8Num9">
        <text:list-item>
          <text:p text:style-name="P51">Mogući drugi scenariji:</text:p>
        </text:list-item>
      </text:list>
      <text:list xml:id="list8009876411629422040" text:style-name="WW8Num28">
        <text:list-item>
          <text:list>
            <text:list-item>
              <text:p text:style-name="P38">već postoji administrator postaje</text:p>
            </text:list-item>
            <text:list-item>
              <text:p text:style-name="P38">vlasnik može izbrisati postojećeg, ili odustati od izmjena</text:p>
            </text:list-item>
          </text:list>
        </text:list-item>
      </text:list>
      <text:p text:style-name="P49">UC16 – uklanjanje administratora</text:p>
      <text:p text:style-name="P21">UC<text:span text:style-name="T22">17</text:span> – uređivanje podataka o postaji</text:p>
      <text:list xml:id="list225121334825165" text:continue-list="list225122048368618" text:style-name="WW8Num9">
        <text:list-item>
          <text:p text:style-name="P59"><text:span text:style-name="T4">Glavni sudionik:</text:span><text:span text:style-name="T6"> vlasnik postaje</text:span></text:p>
        </text:list-item>
        <text:list-item>
          <text:p text:style-name="P59"><text:span text:style-name="T4">Cilj:</text:span><text:span text:style-name="T6"> unijeti ili urediti podatke</text:span></text:p>
        </text:list-item>
        <text:list-item>
          <text:p text:style-name="P59"><text:span text:style-name="T4">Sudionici:</text:span><text:span text:style-name="T6"> baza podataka</text:span></text:p>
        </text:list-item>
        <text:list-item>
          <text:p text:style-name="P59"><text:span text:style-name="T4">Preduvjeti:</text:span><text:span text:style-name="T6"> vlasnik mora biti prijavljen u sustav</text:span></text:p>
        </text:list-item>
        <text:list-item>
          <text:p text:style-name="P59"><text:span text:style-name="T4">Rezultat:</text:span><text:span text:style-name="T6"> uneseni su novi podaci o postaji</text:span></text:p>
        </text:list-item>
        <text:list-item>
          <text:p text:style-name="P51">Željeni scenarij: </text:p>
        </text:list-item>
      </text:list>
      <text:list xml:id="list690832664627058377" text:style-name="WW8Num29">
        <text:list-item>
          <text:list>
            <text:list-item>
              <text:p text:style-name="P39">vlasnik unosi nove podatke, ili uređuje stare, te potvrđuje odabir</text:p>
            </text:list-item>
            <text:list-item>
              <text:p text:style-name="P39">baza podataka sprema i čuva nove podatke</text:p>
            </text:list-item>
          </text:list>
        </text:list-item>
      </text:list>
      <text:list xml:id="list225121556047291" text:continue-list="list225121334825165" text:style-name="WW8Num9">
        <text:list-item>
          <text:p text:style-name="P51"><text:soft-page-break/>Mogući drugi scenariji:</text:p>
        </text:list-item>
      </text:list>
      <text:list xml:id="list4496620777738334050" text:style-name="WW8Num30">
        <text:list-item>
          <text:list>
            <text:list-item>
              <text:p text:style-name="P40">vlasnik odustaje od izmjena</text:p>
            </text:list-item>
          </text:list>
        </text:list-item>
      </text:list>
      <text:p text:style-name="P20"/>
      <text:p text:style-name="P21">UC – </text:p>
      <text:list xml:id="list225122520508906" text:continue-list="list225121556047291" text:style-name="WW8Num9">
        <text:list-item>
          <text:p text:style-name="P59"><text:span text:style-name="T4">Glavni sudionik:</text:span><text:span text:style-name="T6"> </text:span></text:p>
        </text:list-item>
        <text:list-item>
          <text:p text:style-name="P59"><text:span text:style-name="T4">Cilj:</text:span><text:span text:style-name="T6"> </text:span></text:p>
        </text:list-item>
        <text:list-item>
          <text:p text:style-name="P59"><text:span text:style-name="T4">Sudionici:</text:span><text:span text:style-name="T6"> </text:span></text:p>
        </text:list-item>
        <text:list-item>
          <text:p text:style-name="P59"><text:span text:style-name="T4">Preduvjeti:</text:span><text:span text:style-name="T6"> </text:span></text:p>
        </text:list-item>
        <text:list-item>
          <text:p text:style-name="P59"><text:span text:style-name="T4">Rezultat:</text:span><text:span text:style-name="T6"> </text:span></text:p>
        </text:list-item>
        <text:list-item>
          <text:p text:style-name="P51">Željeni scenarij: </text:p>
        </text:list-item>
      </text:list>
      <text:list xml:id="list1187840612134822571" text:style-name="WW8Num31">
        <text:list-item>
          <text:list>
            <text:list-item>
              <text:p text:style-name="P41"/>
            </text:list-item>
          </text:list>
        </text:list-item>
      </text:list>
      <text:list xml:id="list225120885204848" text:continue-list="list225122520508906" text:style-name="WW8Num9">
        <text:list-item>
          <text:p text:style-name="P51">Mogući drugi scenariji:</text:p>
        </text:list-item>
      </text:list>
      <text:list xml:id="list742116400332243568" text:style-name="WW8Num32">
        <text:list-item>
          <text:list>
            <text:list-item>
              <text:p text:style-name="P42"/>
            </text:list-item>
          </text:list>
        </text:list-item>
      </text:list>
      <text:h text:style-name="P85" text:outline-level="1"><text:bookmark-start text:name="__RefHeading___Toc204_1769527897"/>5. Ostali zahtjevi<text:bookmark-end text:name="__RefHeading___Toc204_1769527897"/></text:h>
      <text:p text:style-name="P11"/>
      <text:list xml:id="list4227560933929032613" text:style-name="WW8Num21">
        <text:list-item>
          <text:p text:style-name="P43">Sustav mora podržavati neograničen broj registriranih korisnika</text:p>
        </text:list-item>
        <text:list-item>
          <text:p text:style-name="P43"><text:span text:style-name="T24">P</text:span>ostaja mora poštovati autorska prava i emitirati samo zapise koji su legalno dostupni</text:p>
        </text:list-item>
        <text:list-item>
          <text:p text:style-name="P43">veoma je poželjna zastupljenost što više glazbenih žanrova, kako bi postaja privukla što više slušatelja</text:p>
        </text:list-item>
        <text:list-item>
          <text:p text:style-name="P43">podaci o glazbenim zapisima moraju biti točni i pravilno uneseni</text:p>
        </text:list-item>
        <text:list-item>
          <text:p text:style-name="P43">sustav mora biti jasan i pregledan, kako bi se korisnici lako snašli i mogli iskoristiti sve funkcionalnosti sustava bez obzira na razinu informatičke pismenosti</text:p>
        </text:list-item>
        <text:list-item>
          <text:p text:style-name="P43">sustav mora svim aktorima omogućavati istovremeno korištenje svih funkcionalnosti; korisničko iskustvo ne smije biti ometeno zbog održavanja baze ili unošenja promjena u nju</text:p>
        </text:list-item>
        <text:list-item>
          <text:p text:style-name="P53"/>
        </text:list-item>
      </text:list>
      <text:h text:style-name="P85" text:outline-level="1"><text:bookmark-start text:name="__RefHeading___Toc206_1769527897"/>6. Arhitektura i dizajn sustava<text:bookmark-end text:name="__RefHeading___Toc206_1769527897"/></text:h>
      <text:h text:style-name="P80" text:outline-level="2"><text:bookmark-start text:name="__RefHeading___Toc443_1769527897"/>6.1. Svrha, opći prioriteti i skica sustava<text:bookmark-end text:name="__RefHeading___Toc443_1769527897"/></text:h>
      <text:h text:style-name="P80" text:outline-level="2"><text:bookmark-start text:name="__RefHeading___Toc445_1769527897"/>6.2. Dijagram razreda s opisom<text:bookmark-end text:name="__RefHeading___Toc445_1769527897"/></text:h>
      <text:h text:style-name="Heading_20_2" text:outline-level="2"><text:bookmark-start text:name="__RefHeading___Toc447_1769527897"/><text:span text:style-name="T2">6.3. Dijagram objekata</text:span><text:bookmark-end text:name="__RefHeading___Toc447_1769527897"/></text:h>
      <text:h text:style-name="Heading_20_2" text:outline-level="2"><text:bookmark-start text:name="__RefHeading___Toc449_1769527897"/><text:span text:style-name="T2">6.4. Ostali UML dijagrami</text:span><text:bookmark-end text:name="__RefHeading___Toc449_1769527897"/></text:h>
      <text:h text:style-name="P85" text:outline-level="1"><text:bookmark-start text:name="__RefHeading___Toc208_1769527897"/>7. Implementacija i korisničko sučelje<text:bookmark-end text:name="__RefHeading___Toc208_1769527897"/></text:h>
      <text:h text:style-name="P80" text:outline-level="2"><text:bookmark-start text:name="__RefHeading___Toc451_1769527897"/>7.1. Dijagram razmještaja<text:bookmark-end text:name="__RefHeading___Toc451_1769527897"/></text:h>
      <text:h text:style-name="P80" text:outline-level="2"><text:bookmark-start text:name="__RefHeading___Toc453_1769527897"/>7.2. Korištene tehnologije i alati<text:bookmark-end text:name="__RefHeading___Toc453_1769527897"/></text:h>
      <text:h text:style-name="P80" text:outline-level="2"><text:bookmark-start text:name="__RefHeading___Toc455_1769527897"/>7.3. Isječak programskog koda vezan za temeljnu funkcionalnost sustava<text:bookmark-end text:name="__RefHeading___Toc455_1769527897"/></text:h>
      <text:h text:style-name="Heading_20_2" text:outline-level="2"><text:bookmark-start text:name="__RefHeading___Toc457_1769527897"/><text:span text:style-name="T2">7.4. Ispitivanje programskog rješenja</text:span><text:bookmark-end text:name="__RefHeading___Toc457_1769527897"/></text:h>
      <text:h text:style-name="Heading_20_2" text:outline-level="2"><text:bookmark-start text:name="__RefHeading___Toc459_1769527897"/><text:span text:style-name="T2">7.5. Upute za instalaciju</text:span><text:bookmark-end text:name="__RefHeading___Toc459_1769527897"/></text:h>
      <text:h text:style-name="Heading_20_2" text:outline-level="2"><text:bookmark-start text:name="__RefHeading___Toc461_1769527897"/><text:span text:style-name="T2">7.6. Korisničke upute</text:span><text:bookmark-end text:name="__RefHeading___Toc461_1769527897"/></text:h>
      <text:h text:style-name="P85" text:outline-level="1"><text:bookmark-start text:name="__RefHeading___Toc210_1769527897"/>8. Zaključak i budući rad<text:bookmark-end text:name="__RefHeading___Toc210_1769527897"/></text:h>
      <text:h text:style-name="P85" text:outline-level="1"><text:bookmark-start text:name="__RefHeading___Toc421_1769527897"/>9. Popis literature<text:bookmark-end text:name="__RefHeading___Toc421_1769527897"/></text:h>
      <text:h text:style-name="P85" text:outline-level="1"><text:bookmark-start text:name="__RefHeading___Toc423_1769527897"/>Dodatak A: Indeks (slika, dijagrama, <text:line-break/>tablica, ispisa koda)<text:bookmark-end text:name="__RefHeading___Toc423_1769527897"/></text:h>
      <text:h text:style-name="P85" text:outline-level="1"><text:bookmark-start text:name="__RefHeading___Toc425_1769527897"/>Dodatak B: Dnevnik sastajanja<text:bookmark-end text:name="__RefHeading___Toc425_1769527897"/></text:h>
      <text:h text:style-name="P85" text:outline-level="1"><text:bookmark-start text:name="__RefHeading___Toc427_1769527897"/>Dodatak C: Prikaz aktivnosti grupe<text:bookmark-end text:name="__RefHeading___Toc427_1769527897"/></text:h>
      <text:h text:style-name="P84" text:outline-level="1"><text:bookmark-start text:name="__RefHeading___Toc429_1769527897"/><text:span text:style-name="T2">Dodatak D: Plan rada / <text:line-break/>Pregled rada i stanje ostvarenja</text:span><text:bookmark-end text:name="__RefHeading___Toc429_1769527897"/></text:h>
      <text:p text:style-name="P14"/>
      <text:p text:style-name="P15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0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66cc" style:font-name="Open Sans Light" fo:font-family="'Open Sans Light'" style:font-style-name="Light" style:font-family-generic="swiss" style:font-pitch="variable" fo:font-size="15pt" fo:font-weight="250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fo:color="#006699" style:font-name="Open Sans Light" fo:font-family="'Open Sans Light'" style:font-style-name="Light" style:font-family-generic="swiss" style:font-pitch="variable" fo:font-size="90%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25</text:page-number> / <text:page-count>25</text:page-count><text:tab/><text:date style:data-style-name="N76" text:date-value="2015-10-25T19:32:29.150000070" text:fixed="true">25. listopada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1H13M58S</meta:editing-duration>
    <meta:editing-cycles>12</meta:editing-cycles>
    <meta:generator>LibreOffice/4.4.3.2$Linux_X86_64 LibreOffice_project/40m0$Build-2</meta:generator>
    <meta:initial-creator>Zvonimir </meta:initial-creator>
    <dc:date>2015-11-14T22:51:18.960385180</dc:date>
    <dc:creator>Zvonimir </dc:creator>
    <meta:document-statistic meta:table-count="1" meta:image-count="0" meta:object-count="0" meta:page-count="25" meta:paragraph-count="288" meta:word-count="2418" meta:character-count="16359" meta:non-whitespace-character-count="14309"/>
    <meta:template xlink:type="simple" xlink:actuate="onRequest" xlink:title="default" xlink:href="../../../../../Documents/Office/default.ott" meta:date="2015-10-25T19:30:59.090000000"/>
  </office:meta>
</office:document-meta>
</file>